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Act 1 stories and quests section will be complete when:<text:line-break/></text:p>
      <text:list xml:id="list2293205238059563940" text:style-name="L1">
        <text:list-item>
          <text:p text:style-name="P1">2000 xp of encounters, and achievement rewards are plotted out</text:p>
        </text:list-item>
        <text:list-item>
          <text:p text:style-name="P1">Dialog and information necessary for forward progression through the act.</text:p>
        </text:list-item>
        <text:list-item>
          <text:p text:style-name="P1">Key beats planned out</text:p>
          <text:list>
            <text:list-item>
              <text:p text:style-name="P1">Sentencing to exile </text:p>
            </text:list-item>
            <text:list-item>
              <text:p text:style-name="P1">Washing ashore Wraeclast (The drowned dead) (Hillock fight)</text:p>
            </text:list-item>
            <text:list-item>
              <text:p text:style-name="P1">Lioneye's Watch, introduction to NPCs</text:p>
            </text:list-item>
            <text:list-item>
              <text:p text:style-name="P1">Breaking some eggs ( Skill challenge, failure -&gt; combat rhoa)</text:p>
            </text:list-item>
            <text:list-item>
              <text:p text:style-name="P1">The ledge (Introducing goatmen)</text:p>
            </text:list-item>
            <text:list-item>
              <text:p text:style-name="P1">Prison (Skeletons and necromancers, Introducing Piety, Brutus fight, Level 2 after completion)</text:p>
            </text:list-item>
            <text:list-item>
              <text:p text:style-name="P1">The emperor's road. (Piety blocking the path)</text:p>
            </text:list-item>
            <text:list-item>
              <text:p text:style-name="P1">Ship graveyard. (Ghosts, maybe fairgraves)</text:p>
            </text:list-item>
            <text:list-item>
              <text:p text:style-name="P1">Merveil's Cavern (Sea witches, Merveil fight, level 3 after completion)</text:p>
            </text:list-item>
          </text:list>
        </text:list-item>
      </text:list>
      <text:p text:style-name="Standard"/>
      <text:p text:style-name="Standard"/>
      <text:p text:style-name="Standard">Nice to have: </text:p>
      <text:p text:style-name="Standard"/>
      <text:list xml:id="list8313085232060720016" text:style-name="L2">
        <text:list-item>
          <text:list>
            <text:list-item>
              <text:list>
                <text:list-item>
                  <text:p text:style-name="P2">Bits of lore( i.e.) weathered carvings that are found in the respective sections.</text:p>
                </text:list-item>
                <text:list-item>
                  <text:p text:style-name="P2">Lore created as handouts, not just text to be spoken by the GM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M18S</meta:editing-duration>
    <meta:editing-cycles>3</meta:editing-cycles>
    <meta:generator>OpenOffice/4.1.7$Win32 OpenOffice.org_project/417m1$Build-9800</meta:generator>
    <dc:date>2022-05-28T09:57:41.72</dc:date>
    <meta:document-statistic meta:table-count="0" meta:image-count="0" meta:object-count="0" meta:page-count="1" meta:paragraph-count="16" meta:word-count="142" meta:character-count="861"/>
    <meta:user-defined meta:name="Info 1"/>
    <meta:user-defined meta:name="Info 2"/>
    <meta:user-defined meta:name="Info 3"/>
    <meta:user-defined meta:name="Info 4"/>
  </office:meta>
</office:document-meta>
</file>